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F0000037AE516F48492EF61C3.png" manifest:media-type="image/png"/>
  <manifest:file-entry manifest:full-path="Pictures/10000201000002F0000000A4013C78D2D0483C0C.png" manifest:media-type="image/png"/>
  <manifest:file-entry manifest:full-path="Pictures/10000201000002F30000029520AABE1169351902.png" manifest:media-type="image/png"/>
  <manifest:file-entry manifest:full-path="Pictures/10000201000002F8000002AC9BDA5BA37B18CD3C.png" manifest:media-type="image/png"/>
  <manifest:file-entry manifest:full-path="Pictures/10000201000002F9000002120D2115BE83875D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2ef" officeooo:paragraph-rsid="000852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. Find the nearest clone</text:p>
      <text:p text:style-name="P1"><draw:frame draw:style-name="fr1" draw:name="Image1" text:anchor-type="char" svg:width="19.001cm" svg:height="22.049cm" draw:z-index="0"><draw:image xlink:href="Pictures/10000201000002FF0000037AE516F48492EF61C3.png" xlink:type="simple" xlink:show="embed" xlink:actuate="onLoad" draw:mime-type="image/png"/></draw:frame><text:s/></text:p>
      <text:p text:style-name="P1"><draw:frame draw:style-name="fr1" draw:name="Image2" text:anchor-type="char" svg:width="19.001cm" svg:height="4.143cm" draw:z-index="1"><draw:image xlink:href="Pictures/10000201000002F0000000A4013C78D2D0483C0C.png" xlink:type="simple" xlink:show="embed" xlink:actuate="onLoad" draw:mime-type="image/png"/></draw:frame><text:s/></text:p>
      <text:p text:style-name="P1"><draw:frame draw:style-name="fr3" draw:name="Image3" text:anchor-type="char" svg:width="17.404cm" svg:height="15.236cm" draw:z-index="2"><draw:image xlink:href="Pictures/10000201000002F30000029520AABE1169351902.png" xlink:type="simple" xlink:show="embed" xlink:actuate="onLoad" draw:mime-type="image/png"/></draw:frame><text:soft-page-break/><text:s/></text:p>
      <text:p text:style-name="P1"><draw:frame draw:style-name="fr2" draw:name="Image4" text:anchor-type="char" svg:width="16.381cm" svg:height="11.409cm" draw:z-index="3"><draw:image xlink:href="Pictures/10000201000002F9000002120D2115BE83875D92.png" xlink:type="simple" xlink:show="embed" xlink:actuate="onLoad" draw:mime-type="image/png"/></draw:frame><text:s/></text:p>
      <text:p text:style-name="P1"><draw:frame draw:style-name="fr1" draw:name="Image5" text:anchor-type="char" svg:width="19.001cm" svg:height="17.099cm" draw:z-index="4"><draw:image xlink:href="Pictures/10000201000002F8000002AC9BDA5BA37B18CD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23:13:56.232000000</meta:creation-date>
    <dc:date>2022-02-02T23:16:01.531000000</dc:date>
    <meta:editing-duration>PT2M11S</meta:editing-duration>
    <meta:editing-cycles>1</meta:editing-cycles>
    <meta:document-statistic meta:table-count="0" meta:image-count="5" meta:object-count="0" meta:page-count="3" meta:paragraph-count="5" meta:word-count="5" meta:character-count="30" meta:non-whitespace-character-count="22"/>
    <meta:generator>LibreOffice/7.1.8.1$Windows_X86_64 LibreOffice_project/e1f30c802c3269a1d052614453f260e49458c82c</meta:generator>
  </office:meta>
</office:document-meta>
</file>